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7cm" style:rel-column-width="6553*"/>
    </style:style>
    <style:style style:name="Таблица1.J" style:family="table-column">
      <style:table-column-properties style:column-width="1.7cm" style:rel-column-width="655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J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7cm" style:rel-column-width="6553*"/>
    </style:style>
    <style:style style:name="Таблица2.J" style:family="table-column">
      <style:table-column-properties style:column-width="1.7cm" style:rel-column-width="655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J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7cm" style:rel-column-width="6553*"/>
    </style:style>
    <style:style style:name="Таблица3.J" style:family="table-column">
      <style:table-column-properties style:column-width="1.7cm" style:rel-column-width="655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J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125cm" style:rel-column-width="8191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fo:font-size="14pt" fo:font-weight="bold" officeooo:rsid="001514a7" officeooo:paragraph-rsid="001514a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bold" officeooo:rsid="00291cb5" officeooo:paragraph-rsid="00291cb5" fo:background-color="transparent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fo:font-weight="bold" officeooo:rsid="002a2671" officeooo:paragraph-rsid="002a2671" fo:background-color="transparent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font-size="14pt" fo:font-weight="bold" officeooo:rsid="002a2671" officeooo:paragraph-rsid="002c7ac5" fo:background-color="transparent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size="14pt" fo:font-weight="bold" officeooo:rsid="002c18a3" officeooo:paragraph-rsid="002c18a3" fo:background-color="transparent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fo:font-size="14pt" fo:font-weight="bold" officeooo:rsid="002c18a3" officeooo:paragraph-rsid="002c7ac5" fo:background-color="transparent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font-weight="bold" officeooo:rsid="002c7ac5" officeooo:paragraph-rsid="002c7ac5" fo:background-color="transparent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fo:font-weight="normal" officeooo:rsid="00291cb5" officeooo:paragraph-rsid="00291cb5" fo:background-color="transparent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font-size="14pt" fo:font-weight="normal" officeooo:rsid="002a2671" officeooo:paragraph-rsid="002a2671" fo:background-color="transparent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font-size="14pt" fo:font-weight="normal" officeooo:rsid="002c18a3" officeooo:paragraph-rsid="002c18a3" fo:background-color="transparent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font-size="14pt" fo:font-weight="normal" officeooo:rsid="002c18a3" officeooo:paragraph-rsid="002c7ac5" fo:background-color="transparent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font-size="14pt" fo:font-weight="normal" officeooo:rsid="002c7ac5" officeooo:paragraph-rsid="002c7ac5" fo:background-color="transparent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font-size="14pt" fo:font-weight="normal" officeooo:rsid="0036c1ea" officeooo:paragraph-rsid="0036c1ea" fo:background-color="transparent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font-size="14pt" fo:font-weight="normal" officeooo:rsid="003aa3df" officeooo:paragraph-rsid="003aa3df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font-size="14pt" fo:font-weight="normal" officeooo:rsid="003dcb49" officeooo:paragraph-rsid="003dcb49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font-size="14pt" fo:font-weight="normal" officeooo:rsid="003dcb49" officeooo:paragraph-rsid="0043bd56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font-size="14pt" fo:font-weight="normal" officeooo:rsid="0043bd56" officeooo:paragraph-rsid="0043bd56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fo:font-size="14pt" fo:font-weight="normal" officeooo:rsid="002a2671" officeooo:paragraph-rsid="002a2671" fo:background-color="#b4c7d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fo:font-size="14pt" fo:font-weight="normal" officeooo:rsid="002c18a3" officeooo:paragraph-rsid="002c18a3" fo:background-color="#b4c7d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fo:font-size="14pt" fo:font-weight="normal" officeooo:rsid="002c18a3" officeooo:paragraph-rsid="002c7ac5" fo:background-color="#b4c7d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fo:font-size="14pt" fo:font-weight="normal" officeooo:rsid="00291cb5" officeooo:paragraph-rsid="00291cb5" fo:background-color="#b4c7dc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fo:font-size="14pt" fo:font-weight="normal" officeooo:rsid="003aa3df" officeooo:paragraph-rsid="003aa3df" fo:background-color="#b4c7d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fo:font-size="14pt" fo:font-weight="normal" officeooo:rsid="0043bd56" officeooo:paragraph-rsid="0043bd56" fo:background-color="#b4c7dc" style:font-size-asian="12.25pt" style:font-weight-asian="normal" style:font-size-complex="14pt" style:font-weight-complex="normal"/>
    </style:style>
    <style:style style:name="P24" style:family="paragraph" style:parent-style-name="Table_20_Contents">
      <style:text-properties fo:font-size="14pt" officeooo:rsid="002c7ac5" officeooo:paragraph-rsid="002c7ac5" style:font-size-asian="12.25pt" style:font-size-complex="14pt"/>
    </style:style>
    <style:style style:name="P25" style:family="paragraph" style:parent-style-name="Table_20_Contents">
      <style:text-properties fo:font-size="14pt" officeooo:rsid="00499c4a" officeooo:paragraph-rsid="00499c4a" style:font-size-asian="12.25pt" style:font-size-complex="14pt"/>
    </style:style>
    <style:style style:name="P26" style:family="paragraph" style:parent-style-name="Standard">
      <style:paragraph-properties fo:line-height="150%"/>
      <style:text-properties fo:font-size="14pt" fo:font-weight="normal" officeooo:rsid="002c18a3" officeooo:paragraph-rsid="002c7ac5" fo:background-color="transparent" style:font-size-asian="12.25pt" style:font-weight-asian="normal" style:font-size-complex="1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33" officeooo:paragraph-rsid="004ed7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8e8ce"/>
    </style:style>
    <style:style style:name="T2" style:family="text">
      <style:text-properties officeooo:rsid="002a2671"/>
    </style:style>
    <style:style style:name="T3" style:family="text">
      <style:text-properties officeooo:rsid="002c7ac5"/>
    </style:style>
    <style:style style:name="T4" style:family="text">
      <style:text-properties officeooo:rsid="002ef8cf"/>
    </style:style>
    <style:style style:name="T5" style:family="text">
      <style:text-properties officeooo:rsid="0031c306"/>
    </style:style>
    <style:style style:name="T6" style:family="text">
      <style:text-properties officeooo:rsid="00351b0d"/>
    </style:style>
    <style:style style:name="T7" style:family="text">
      <style:text-properties officeooo:rsid="003aa3df"/>
    </style:style>
    <style:style style:name="T8" style:family="text">
      <style:text-properties officeooo:rsid="003c30dc"/>
    </style:style>
    <style:style style:name="T9" style:family="text">
      <style:text-properties officeooo:rsid="003d1d92"/>
    </style:style>
    <style:style style:name="T10" style:family="text">
      <style:text-properties officeooo:rsid="004079ce"/>
    </style:style>
    <style:style style:name="T11" style:family="text">
      <style:text-properties officeooo:rsid="0042599e"/>
    </style:style>
    <style:style style:name="T12" style:family="text">
      <style:text-properties officeooo:rsid="00429466"/>
    </style:style>
    <style:style style:name="T13" style:family="text">
      <style:text-properties officeooo:rsid="0043bd56"/>
    </style:style>
    <style:style style:name="T14" style:family="text">
      <style:text-properties officeooo:rsid="0044c77a"/>
    </style:style>
    <style:style style:name="T15" style:family="text">
      <style:text-properties officeooo:rsid="004699ae"/>
    </style:style>
    <style:style style:name="T16" style:family="text">
      <style:text-properties officeooo:rsid="0047ecfb"/>
    </style:style>
    <style:style style:name="T17" style:family="text">
      <style:text-properties officeooo:rsid="004a2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№3.<text:span text:style-name="T1">3</text:span></text:p>
      <text:p text:style-name="P1"/>
      <text:p text:style-name="P2"><text:span text:style-name="T2">Часть 1. </text:span>Как представлены строки в памяти?</text:p>
      <text:p text:style-name="P9"><text:span text:style-name="T6">Создадим строку:</text:span> <text:s text:c="84"/></text:p>
      <text:p text:style-name="P18">#include &lt;stdio.h&gt;</text:p>
      <text:p text:style-name="P18"/>
      <text:p text:style-name="P18">#define STR_LEN <text:span text:style-name="T8">(</text:span><text:span text:style-name="T7">19 <text:s/>+ 1</text:span><text:span text:style-name="T8">)</text:span></text:p>
      <text:p text:style-name="P18"/>
      <text:p text:style-name="P18">int main(void)</text:p>
      <text:p text:style-name="P18">{</text:p>
      <text:p text:style-name="P18"><text:s text:c="4"/>char str[] = "Hello, world!";</text:p>
      <text:p text:style-name="P18"/>
      <text:p text:style-name="P18"><text:s text:c="4"/><text:span text:style-name="T6">return 0;</text:span></text:p>
      <text:p text:style-name="P18">}</text:p>
      <text:p text:style-name="P8"/>
      <text:p text:style-name="P13">Выведем дамп памяти, содержащий эту строку</text:p>
      <text:p text:style-name="P21">(gdb) x/20b str</text:p>
      <text:p text:style-name="P21">0x7fffffffdfaa:<text:tab/>72<text:tab/>101<text:tab/>108<text:tab/>108<text:tab/>111<text:tab/>44<text:tab/>32<text:tab/>119</text:p>
      <text:p text:style-name="P21">0x7fffffffdfb2:<text:tab/>111<text:tab/>114<text:tab/>108<text:tab/>100<text:tab/>33<text:tab/>0<text:tab/>0<text:tab/>51</text:p>
      <text:p text:style-name="P21">0x7fffffffdfba:<text:tab/>65<text:tab/>-117<text:tab/>-116<text:tab/>36</text:p>
      <text:p text:style-name="P8"/>
      <text:p text:style-name="P8">Как мы видим, <text:span text:style-name="T2">первые 13 символов — наша строка «Hello, world!», затем идут два служебных нулевых символа, а оставшаяся память, выделенная под строку, заполнена мусорными значениями.</text:span></text:p>
      <text:p text:style-name="P8"/>
      <text:p text:style-name="P3">Часть 2. Представление массива слов с помощью двумерного массива строк</text:p>
      <text:p text:style-name="P3">1.</text:p>
      <text:p text:style-name="P14">Создадим двумерный массив слов:</text:p>
      <text:p text:style-name="P19">#include &lt;stdio.h&gt;</text:p>
      <text:p text:style-name="P19"><text:soft-page-break/></text:p>
      <text:p text:style-name="P22">#define STR_LEN <text:span text:style-name="T8">(9 + 1)</text:span></text:p>
      <text:p text:style-name="P19"/>
      <text:p text:style-name="P19">int main(void)</text:p>
      <text:p text:style-name="P19">{</text:p>
      <text:p text:style-name="P19"><text:s text:c="4"/>char str[][<text:span text:style-name="T7">STR_LEN</text:span>] = { "March", "April", "May" };</text:p>
      <text:p text:style-name="P19"/>
      <text:p text:style-name="P19"><text:s text:c="4"/><text:span text:style-name="T9">return 0;</text:span></text:p>
      <text:p text:style-name="P19">}</text:p>
      <text:p text:style-name="P10"/>
      <text:p text:style-name="P15">Выведем дамп памяти содержащий этот двумерный массив полностью</text:p>
      <text:p text:style-name="P19">(gdb) x/30b str</text:p>
      <text:p text:style-name="P19">0x7fffffffdf90:<text:tab/>77<text:tab/>97<text:tab/>114<text:tab/>99<text:tab/>104<text:tab/>0<text:tab/>0<text:tab/>0</text:p>
      <text:p text:style-name="P19">0x7fffffffdf98:<text:tab/>0<text:tab/>0<text:tab/>65<text:tab/>112<text:tab/>114<text:tab/>105<text:tab/>108<text:tab/>0</text:p>
      <text:p text:style-name="P19">0x7fffffffdfa0:<text:tab/>0<text:tab/>0<text:tab/>0<text:tab/>0<text:tab/>77<text:tab/>97<text:tab/>121<text:tab/>0</text:p>
      <text:p text:style-name="P19">0x7fffffffdfa8:<text:tab/>0<text:tab/>0<text:tab/>0<text:tab/>0<text:tab/>0<text:tab/>0</text:p>
      <text:p text:style-name="P10"/>
      <text:p text:style-name="P5">2.</text:p>
      <text:p text:style-name="P10">Дамп памяти соответствует формату «байт памяти» - «код символа строки». Можно заметить, что под слово выделяется 10 байт. <text:span text:style-name="T3">Сначала записываются коды символов слова, а затем в память записываются нулевые служебные символы, </text:span><text:span text:style-name="T10">означающие отсутствие полезной информации</text:span><text:span text:style-name="T3">. Таким образом, под слова выделяется 30 байт, заполненных следующим образом:</text:span></text:p>
      <table:table table:name="Таблица1" table:style-name="Таблица1">
        <table:table-column table:style-name="Таблица1.A" table:number-columns-repeated="9"/>
        <table:table-column table:style-name="Таблица1.J"/>
        <table:table-row>
          <table:table-cell table:style-name="Таблица1.A1" office:value-type="string">
            <text:p text:style-name="P24">M</text:p>
          </table:table-cell>
          <table:table-cell table:style-name="Таблица1.A1" office:value-type="string">
            <text:p text:style-name="P24">a</text:p>
          </table:table-cell>
          <table:table-cell table:style-name="Таблица1.A1" office:value-type="string">
            <text:p text:style-name="P24">r</text:p>
          </table:table-cell>
          <table:table-cell table:style-name="Таблица1.A1" office:value-type="string">
            <text:p text:style-name="P24">c</text:p>
          </table:table-cell>
          <table:table-cell table:style-name="Таблица1.A1" office:value-type="string">
            <text:p text:style-name="P24">h</text:p>
          </table:table-cell>
          <table:table-cell table:style-name="Таблица1.A1" office:value-type="string">
            <text:p text:style-name="P24">\0</text:p>
          </table:table-cell>
          <table:table-cell table:style-name="Таблица1.A1" office:value-type="string">
            <text:p text:style-name="P24">\0</text:p>
          </table:table-cell>
          <table:table-cell table:style-name="Таблица1.A1" office:value-type="string">
            <text:p text:style-name="P24">\0</text:p>
          </table:table-cell>
          <table:table-cell table:style-name="Таблица1.A1" office:value-type="string">
            <text:p text:style-name="P24">\0</text:p>
          </table:table-cell>
          <table:table-cell table:style-name="Таблица1.J1" office:value-type="string">
            <text:p text:style-name="P24">\0</text:p>
          </table:table-cell>
        </table:table-row>
      </table:table>
      <table:table table:name="Таблица2" table:style-name="Таблица2">
        <table:table-column table:style-name="Таблица2.A" table:number-columns-repeated="9"/>
        <table:table-column table:style-name="Таблица2.J"/>
        <table:table-row>
          <table:table-cell table:style-name="Таблица2.A1" office:value-type="string">
            <text:p text:style-name="P24">A</text:p>
          </table:table-cell>
          <table:table-cell table:style-name="Таблица2.A1" office:value-type="string">
            <text:p text:style-name="P24">p</text:p>
          </table:table-cell>
          <table:table-cell table:style-name="Таблица2.A1" office:value-type="string">
            <text:p text:style-name="P24">r</text:p>
          </table:table-cell>
          <table:table-cell table:style-name="Таблица2.A1" office:value-type="string">
            <text:p text:style-name="P24">i</text:p>
          </table:table-cell>
          <table:table-cell table:style-name="Таблица2.A1" office:value-type="string">
            <text:p text:style-name="P24">l</text:p>
          </table:table-cell>
          <table:table-cell table:style-name="Таблица2.A1" office:value-type="string">
            <text:p text:style-name="P24">\0</text:p>
          </table:table-cell>
          <table:table-cell table:style-name="Таблица2.A1" office:value-type="string">
            <text:p text:style-name="P24">\0</text:p>
          </table:table-cell>
          <table:table-cell table:style-name="Таблица2.A1" office:value-type="string">
            <text:p text:style-name="P24">\0</text:p>
          </table:table-cell>
          <table:table-cell table:style-name="Таблица2.A1" office:value-type="string">
            <text:p text:style-name="P24">\0</text:p>
          </table:table-cell>
          <table:table-cell table:style-name="Таблица2.J1" office:value-type="string">
            <text:p text:style-name="P24">\0</text:p>
          </table:table-cell>
        </table:table-row>
      </table:table>
      <table:table table:name="Таблица3" table:style-name="Таблица3">
        <table:table-column table:style-name="Таблица3.A" table:number-columns-repeated="9"/>
        <table:table-column table:style-name="Таблица3.J"/>
        <table:table-row>
          <table:table-cell table:style-name="Таблица3.A1" office:value-type="string">
            <text:p text:style-name="P24">M</text:p>
          </table:table-cell>
          <table:table-cell table:style-name="Таблица3.A1" office:value-type="string">
            <text:p text:style-name="P24">a</text:p>
          </table:table-cell>
          <table:table-cell table:style-name="Таблица3.A1" office:value-type="string">
            <text:p text:style-name="P24">y</text:p>
          </table:table-cell>
          <table:table-cell table:style-name="Таблица3.A1" office:value-type="string">
            <text:p text:style-name="P24">\0</text:p>
          </table:table-cell>
          <table:table-cell table:style-name="Таблица3.A1" office:value-type="string">
            <text:p text:style-name="P24">\0</text:p>
          </table:table-cell>
          <table:table-cell table:style-name="Таблица3.A1" office:value-type="string">
            <text:p text:style-name="P24">\0</text:p>
          </table:table-cell>
          <table:table-cell table:style-name="Таблица3.A1" office:value-type="string">
            <text:p text:style-name="P24">\0</text:p>
          </table:table-cell>
          <table:table-cell table:style-name="Таблица3.A1" office:value-type="string">
            <text:p text:style-name="P24">\0</text:p>
          </table:table-cell>
          <table:table-cell table:style-name="Таблица3.A1" office:value-type="string">
            <text:p text:style-name="P24">\0</text:p>
          </table:table-cell>
          <table:table-cell table:style-name="Таблица3.J1" office:value-type="string">
            <text:p text:style-name="P24">\0</text:p>
          </table:table-cell>
        </table:table-row>
      </table:table>
      <text:p text:style-name="P10"/>
      <text:p text:style-name="P7">3.</text:p>
      <text:p text:style-name="P12">Структура занимает 30 байт, из которых 13 байт полезных и 17 байт вспомогательных служебных символов «\0»</text:p>
      <text:p text:style-name="P12"><text:soft-page-break/></text:p>
      <text:p text:style-name="P7">Часть 3. Представление массива слов с помощью массива указателей на строки</text:p>
      <text:p text:style-name="P4">1.</text:p>
      <text:p text:style-name="P17">Создадим массив указателей на строки:</text:p>
      <text:p text:style-name="P20"><text:span text:style-name="T11">#</text:span>include &lt;stdio.h&gt;</text:p>
      <text:p text:style-name="P20"/>
      <text:p text:style-name="P20">int main(void)</text:p>
      <text:p text:style-name="P20">{</text:p>
      <text:p text:style-name="P20"><text:s text:c="4"/>const char *str[] = { "March", "April", "May" };</text:p>
      <text:p text:style-name="P20"/>
      <text:p text:style-name="P20"><text:s text:c="4"/><text:span text:style-name="T12">return 0;</text:span></text:p>
      <text:p text:style-name="P20">}</text:p>
      <text:p text:style-name="P11"/>
      <text:p text:style-name="P16">Выведем дамп памяти содержащий этот массив <text:span text:style-name="T13">указателей</text:span> полностью:</text:p>
      <text:p text:style-name="P23">(gdb) print sizeof(str)</text:p>
      <text:p text:style-name="P23">$1 = 24</text:p>
      <text:p text:style-name="P23">(gdb) x/24b *str </text:p>
      <text:p text:style-name="P23">0x555555556004:<text:tab/>77<text:tab/>97<text:tab/>114<text:tab/>99<text:tab/>104<text:tab/>0<text:tab/>65<text:tab/>112</text:p>
      <text:p text:style-name="P23">0x55555555600c:<text:tab/>114<text:tab/>105<text:tab/>108<text:tab/>0<text:tab/>77<text:tab/>97<text:tab/>121<text:tab/>0</text:p>
      <text:p text:style-name="P23">0x555555556014:<text:tab/>1<text:tab/>27<text:tab/>3<text:tab/>59<text:tab/>48<text:tab/>0<text:tab/>0<text:tab/>0</text:p>
      <text:p text:style-name="P11"/>
      <text:p text:style-name="P6">2.</text:p>
      <text:p text:style-name="P11">Дамп памяти соответствует формату «байт памяти» - «код символа строки». Можно заметить, что <text:span text:style-name="T14">размер такого массива указателей = количество слов * размер указателя в байтах = 3 * 8 = 24</text:span><text:span text:style-name="T3">. </text:span><text:span text:style-name="T15">Слова записываются в массив последовательно. Разделителем между словами служит символ «\0». Оставшаяся память заполнена мусором.</text:span><text:span text:style-name="T3"> </text:span><text:span text:style-name="T4">Таким образом, под слова выделяется 24 байта, заполненных следующим образом:</text:span></text:p>
      <text:p text:style-name="P11"/>
      <table:table table:name="Таблица4" table:style-name="Таблица4" table:template-name="Default Style">
        <table:table-column table:style-name="Таблица4.A" table:number-columns-repeated="8"/>
        <text:soft-page-break/>
        <table:table-row>
          <table:table-cell table:style-name="Таблица4.A1" office:value-type="string">
            <text:p text:style-name="P27">M</text:p>
          </table:table-cell>
          <table:table-cell table:style-name="Таблица4.A1" office:value-type="string">
            <text:p text:style-name="P27">a</text:p>
          </table:table-cell>
          <table:table-cell table:style-name="Таблица4.A1" office:value-type="string">
            <text:p text:style-name="P27">r</text:p>
          </table:table-cell>
          <table:table-cell table:style-name="Таблица4.A1" office:value-type="string">
            <text:p text:style-name="P27">c</text:p>
          </table:table-cell>
          <table:table-cell table:style-name="Таблица4.A1" office:value-type="string">
            <text:p text:style-name="P27">h</text:p>
          </table:table-cell>
          <table:table-cell table:style-name="Таблица4.A1" office:value-type="string">
            <text:p text:style-name="P27">\0</text:p>
          </table:table-cell>
          <table:table-cell table:style-name="Таблица4.A1" office:value-type="string">
            <text:p text:style-name="P27">A</text:p>
          </table:table-cell>
          <table:table-cell table:style-name="Таблица4.H1" office:value-type="string">
            <text:p text:style-name="P27">p</text:p>
          </table:table-cell>
        </table:table-row>
        <table:table-row>
          <table:table-cell table:style-name="Таблица4.A2" office:value-type="string">
            <text:p text:style-name="P27">r</text:p>
          </table:table-cell>
          <table:table-cell table:style-name="Таблица4.A2" office:value-type="string">
            <text:p text:style-name="P27">i</text:p>
          </table:table-cell>
          <table:table-cell table:style-name="Таблица4.A2" office:value-type="string">
            <text:p text:style-name="P27">l</text:p>
          </table:table-cell>
          <table:table-cell table:style-name="Таблица4.A2" office:value-type="string">
            <text:p text:style-name="P27">\0</text:p>
          </table:table-cell>
          <table:table-cell table:style-name="Таблица4.A2" office:value-type="string">
            <text:p text:style-name="P27">M</text:p>
          </table:table-cell>
          <table:table-cell table:style-name="Таблица4.A2" office:value-type="string">
            <text:p text:style-name="P27">a</text:p>
          </table:table-cell>
          <table:table-cell table:style-name="Таблица4.A2" office:value-type="string">
            <text:p text:style-name="P27">y</text:p>
          </table:table-cell>
          <table:table-cell table:style-name="Таблица4.H2" office:value-type="string">
            <text:p text:style-name="P27">\0</text:p>
          </table:table-cell>
        </table:table-row>
        <table:table-row>
          <table:table-cell table:style-name="Таблица4.A2" office:value-type="string">
            <text:p text:style-name="P27">Мусор</text:p>
          </table:table-cell>
          <table:table-cell table:style-name="Таблица4.A2" office:value-type="string">
            <text:p text:style-name="P27">Мусор</text:p>
          </table:table-cell>
          <table:table-cell table:style-name="Таблица4.A2" office:value-type="string">
            <text:p text:style-name="P27">Мусор</text:p>
          </table:table-cell>
          <table:table-cell table:style-name="Таблица4.A2" office:value-type="string">
            <text:p text:style-name="P27">Мусор</text:p>
          </table:table-cell>
          <table:table-cell table:style-name="Таблица4.A2" office:value-type="string">
            <text:p text:style-name="P27">Мусор</text:p>
          </table:table-cell>
          <table:table-cell table:style-name="Таблица4.A2" office:value-type="string">
            <text:p text:style-name="P27">\0</text:p>
          </table:table-cell>
          <table:table-cell table:style-name="Таблица4.A2" office:value-type="string">
            <text:p text:style-name="P27">\0</text:p>
          </table:table-cell>
          <table:table-cell table:style-name="Таблица4.H2" office:value-type="string">
            <text:p text:style-name="P27">\0</text:p>
          </table:table-cell>
        </table:table-row>
      </table:table>
      <text:p text:style-name="P11"/>
      <text:p text:style-name="P11"/>
      <text:p text:style-name="P7">3.</text:p>
      <text:p text:style-name="P12">Структура занимает <text:span text:style-name="T16">24</text:span> байт<text:span text:style-name="T17">а</text:span>, из которых <text:span text:style-name="T4">13</text:span> байт полезных,<text:span text:style-name="T5"> </text:span><text:span text:style-name="T17">6</text:span> байт вспомогательных служебных символов \0 <text:span text:style-name="T16">и </text:span><text:span text:style-name="T17">5</text:span><text:span text:style-name="T16"> мусорных символов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4:20:49.183752058</meta:creation-date>
    <dc:date>2023-05-26T15:47:20.382085588</dc:date>
    <meta:editing-duration>PT1H28M</meta:editing-duration>
    <meta:editing-cycles>25</meta:editing-cycles>
    <meta:generator>LibreOffice/7.3.7.2$Linux_X86_64 LibreOffice_project/30$Build-2</meta:generator>
    <meta:document-statistic meta:table-count="4" meta:image-count="0" meta:object-count="0" meta:page-count="4" meta:paragraph-count="110" meta:word-count="439" meta:character-count="2561" meta:non-whitespace-character-count="2120"/>
  </office:meta>
</office:document-meta>
</file>